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1.25pt solid #000000" fo:border-left="none" fo:border-right="none" fo:border-top="none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order-bottom="none" fo:border-left="none" fo:border-right="1.25pt solid #000000" fo:border-top="none"/>
    </style:style>
    <style:style style:name="ce13" style:family="table-cell" style:parent-style-name="Default">
      <style:table-cell-properties fo:border-bottom="none" fo:border-left="none" fo:border-right="1.25pt solid #000000" fo:border-top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7" table:number-columns-repeated="84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9" office:value-type="string" calcext:value-type="string">
            <text:p>LHD/RHD expected slowdown</text:p>
          </table:table-cell>
          <table:table-cell table:style-name="ce9" office:value-type="string" calcext:value-type="string">
            <text:p>Author</text:p>
          </table:table-cell>
          <table:table-cell table:style-name="ce9" office:value-type="string" calcext:value-type="string">
            <text:p>Factorio Version</text:p>
          </table:table-cell>
          <table:table-cell table:style-name="ce10" office:value-type="string" calcext:value-type="string">
            <text:p>Testbench Version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L1])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R1])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X1])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D1])" office:value-type="float" office:value="5" calcext:value-type="float">
            <text:p>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J1])" office:value-type="float" office:value="6" calcext:value-type="float">
            <text:p>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P1])" office:value-type="float" office:value="7" calcext:value-type="float">
            <text:p>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V1])" office:value-type="float" office:value="8" calcext:value-type="float">
            <text:p>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B1])" office:value-type="float" office:value="9" calcext:value-type="float">
            <text:p>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H1])" office:value-type="float" office:value="10" calcext:value-type="float">
            <text:p>1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N1])" office:value-type="float" office:value="11" calcext:value-type="float">
            <text:p>1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T1])" office:value-type="float" office:value="12" calcext:value-type="float">
            <text:p>1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Z1])" office:value-type="float" office:value="13" calcext:value-type="float">
            <text:p>1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F1])" office:value-type="float" office:value="14" calcext:value-type="float">
            <text:p>1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L1])" office:value-type="float" office:value="15" calcext:value-type="float">
            <text:p>1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R1])" office:value-type="float" office:value="16" calcext:value-type="float">
            <text:p>1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X1])" office:value-type="float" office:value="17" calcext:value-type="float">
            <text:p>1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D1])" office:value-type="float" office:value="18" calcext:value-type="float">
            <text:p>1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J1])" office:value-type="float" office:value="19" calcext:value-type="float">
            <text:p>1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P1])" office:value-type="float" office:value="20" calcext:value-type="float">
            <text:p>2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V1])" office:value-type="float" office:value="21" calcext:value-type="float">
            <text:p>2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B1])" office:value-type="float" office:value="22" calcext:value-type="float">
            <text:p>2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H1])" office:value-type="float" office:value="23" calcext:value-type="float">
            <text:p>2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N1])" office:value-type="float" office:value="24" calcext:value-type="float">
            <text:p>2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T1])" office:value-type="float" office:value="25" calcext:value-type="float">
            <text:p>2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Z1])" office:value-type="float" office:value="26" calcext:value-type="float">
            <text:p>26</text:p>
          </table:table-cell>
          <table:table-cell table:number-columns-repeated="849"/>
        </table:table-row>
        <table:table-row table:style-name="ro2">
          <table:table-cell table:style-name="ce2"/>
          <table:table-cell table:style-name="ce5" table:number-columns-repeated="3"/>
          <table:table-cell table:style-name="ce2"/>
          <table:table-cell table:style-name="ce11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5" table:number-columns-repeated="84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849"/>
        </table:table-row>
        <table:table-row table:style-name="ro2">
          <table:table-cell table:style-name="ce3"/>
          <table:table-cell table:style-name="ce6" office:value-type="string" calcext:value-type="string">
            <text:p>Flower MK3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ompact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quare twister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6" office:value-type="string" calcext:value-type="string">
            <text:p>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emi-cross 8-ca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ternating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Tradition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resh cross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witching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avy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Simpl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dapted wide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renthese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ew Gauge Interchang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6" office:value-type="string" calcext:value-type="string">
            <text:p>Almost squareabout OC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most squar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6" office:value-type="string" calcext:value-type="string">
            <text:p>Encircled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Qua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r 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6" office:value-type="string" calcext:value-type="string">
            <text:p>Pasta MKI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sta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MK2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nscribed squar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hirlpool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Pasta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ll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cross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compact attemp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2x high-perf-3-wa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nabout v3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cor.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3"/>
        </table:table-row>
        <table:table-row table:style-name="ro2">
          <table:table-cell table:style-name="ce3"/>
          <table:table-cell table:style-name="ce6" office:value-type="string" calcext:value-type="string">
            <text:p>Spin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huriken </text:p>
          </table:table-cell>
          <table:table-cell office:value-type="string" calcext:value-type="string">
            <text:p>LHD blueprint had missing chains</text:p>
          </table:table-cell>
          <table:table-cell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 cor.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uper compact Celtic knot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Wid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B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Pleasing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Wide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0"/>
        </table:table-row>
        <table:table-row table:style-name="ro2">
          <table:table-cell table:style-name="ce3"/>
          <table:table-cell table:style-name="ce6" office:value-type="string" calcext:value-type="string">
            <text:p>2x 3-way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Knot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-twister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unk-aligned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attempt </text:p>
          </table:table-cell>
          <table:table-cell office:value-type="string" calcext:value-type="string">
            <text:p>No slowdown</text:p>
          </table:table-cell>
          <table:table-cell office:value-type="string" calcext:value-type="string">
            <text:p>maurojunior2011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diamon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ire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saf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6" office:value-type="string" calcext:value-type="string">
            <text:p>Brai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ral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Wide crossov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tary </text:p>
          </table:table-cell>
          <table:table-cell office:value-type="string" calcext:value-type="string">
            <text:p>No slowdown</text:p>
          </table:table-cell>
          <table:table-cell office:value-type="string" calcext:value-type="string">
            <text:p>aaargha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Minimal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urly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6" office:value-type="string" calcext:value-type="string">
            <text:p>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6" office:value-type="string" calcext:value-type="string">
            <text:p>Cloverleaf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mproved-er 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Encircled 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God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ossabout/Inscribed Roundabout</text:p>
          </table:table-cell>
          <table:table-cell office:value-type="string" calcext:value-type="string">
            <text:p>No slowdown</text:p>
          </table:table-cell>
          <table:table-cell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eversed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6" office:value-type="string" calcext:value-type="string">
            <text:p>Magic-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iority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lef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wide bubble cross </text:p>
          </table:table-cell>
          <table:table-cell table:number-columns-repeated="1009"/>
        </table:table-row>
        <table:table-row table:style-name="ro2" table:number-rows-repeated="3">
          <table:table-cell table:number-columns-repeated="1011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D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33"/>
        </table:table-row>
        <table:table-row table:style-name="ro2">
          <table:table-cell/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45"/>
        </table:table-row>
        <table:table-row table:style-name="ro2">
          <table:table-cell/>
          <table:table-cell office:value-type="string" calcext:value-type="string">
            <text:p>4lane SuperCompact</text:p>
          </table:table-cell>
          <table:table-cell office:value-type="string" calcext:value-type="string">
            <text:p>Slight loss on LHD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52"/>
          <table:table-cell table:style-name="Default"/>
          <table:table-cell table:number-columns-repeated="946"/>
        </table:table-row>
        <table:table-row table:style-name="ro2">
          <table:table-cell/>
          <table:table-cell table:style-name="Default" office:value-type="string" calcext:value-type="string">
            <text:p>2Lane Super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BufferedDiamondCore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AsymetricCorrected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Naive Roundabout</text:p>
          </table:table-cell>
          <table:table-cell office:value-type="string" calcext:value-type="string">
            <text:p>No slowdown</text:p>
          </table:table-cell>
          <table:table-cell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Weird Intersection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.3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4lane PluginUpgradeRoundabou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2Lane PluginUpgradeRounabou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Diagonal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-asdfer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Right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Left</text:p>
          </table:table-cell>
          <table:table-cell table:number-columns-repeated="993"/>
        </table:table-row>
        <table:table-row table:style-name="ro2">
          <table:table-cell/>
          <table:table-cell office:value-type="string" calcext:value-type="string">
            <text:p>Asymetric |---|</text:p>
          </table:table-cell>
          <table:table-cell office:value-type="string" calcext:value-type="string">
            <text:p>no Slowdown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 1.0</text:p>
          </table:table-cell>
          <table:table-cell table:number-columns-repeated="999"/>
        </table:table-row>
        <table:table-row table:style-name="ro2" table:number-rows-repeated="1048471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0.00.0000</text:date>, <text:time style:data-style-name="N2" text:time-value="13:40:48.4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4T19:59:06.566000000</dc:date>
    <meta:editing-duration>PT5H22M30S</meta:editing-duration>
    <meta:editing-cycles>17</meta:editing-cycles>
    <meta:generator>LibreOffice/5.0.6.3$Windows_X86_64 LibreOffice_project/490fc03b25318460cfc54456516ea2519c11d1aa</meta:generator>
    <meta:document-statistic meta:table-count="1" meta:cell-count="631" meta:object-count="0"/>
  </office:meta>
</office:document-meta>
</file>